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1" style:family="paragraph">
      <style:paragraph-properties fo:text-align="justify"/>
    </style:style>
    <style:style style:name="T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6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7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8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0" style:parent-style-name="DefaultParagraphFont" style:family="text">
      <style:text-properties style:font-name="Liberation Serif" style:font-name-complex="Liberation Serif" fo:language="en" fo:country="GB"/>
    </style:style>
    <style:style style:name="T1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2" style:parent-style-name="Normal1" style:family="paragraph">
      <style:paragraph-properties fo:text-align="justify"/>
    </style:style>
    <style:style style:name="T1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1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6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8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9" style:parent-style-name="Normal1" style:family="paragraph">
      <style:paragraph-properties fo:text-align="justify"/>
    </style:style>
    <style:style style:name="T20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1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22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3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24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25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26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7" style:parent-style-name="Normal1" style:family="paragraph">
      <style:paragraph-properties fo:text-align="justify"/>
    </style:style>
    <style:style style:name="T28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9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3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31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32" style:parent-style-name="Normal1" style:family="paragraph">
      <style:paragraph-properties fo:text-align="justify"/>
    </style:style>
    <style:style style:name="T3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3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6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3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8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9" style:parent-style-name="DefaultParagraphFont" style:family="text">
      <style:text-properties style:font-name="Liberation Serif" style:font-name-complex="Liberation Serif" fo:language="en" fo:country="GB"/>
    </style:style>
    <style:style style:name="T40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1" style:parent-style-name="DefaultParagraphFont" style:family="text">
      <style:text-properties style:font-name="Liberation Serif" style:font-name-complex="Liberation Serif" fo:language="en" fo:country="GB"/>
    </style:style>
    <style:style style:name="T42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3" style:parent-style-name="DefaultParagraphFont" style:family="text">
      <style:text-properties style:font-name="Liberation Serif" style:font-name-complex="Liberation Serif" fo:language="en" fo:country="GB"/>
    </style:style>
    <style:style style:name="T44" style:parent-style-name="DefaultParagraphFont" style:family="text">
      <style:text-properties style:font-name="Liberation Serif" style:font-name-complex="Liberation Serif" fo:language="en" fo:country="GB"/>
    </style:style>
    <style:style style:name="T45" style:parent-style-name="DefaultParagraphFont" style:family="text">
      <style:text-properties style:font-name="Liberation Serif" style:font-name-complex="Liberation Serif" fo:language="en" fo:country="GB"/>
    </style:style>
    <style:style style:name="T46" style:parent-style-name="DefaultParagraphFont" style:family="text">
      <style:text-properties style:font-name="Liberation Serif" style:font-name-complex="Liberation Serif" fo:language="en" fo:country="GB"/>
    </style:style>
    <style:style style:name="T47" style:parent-style-name="DefaultParagraphFont" style:family="text">
      <style:text-properties style:font-name="Liberation Serif" style:font-name-complex="Liberation Serif" fo:language="en" fo:country="GB"/>
    </style:style>
    <style:style style:name="T48" style:parent-style-name="DefaultParagraphFont" style:family="text">
      <style:text-properties style:font-name="Liberation Serif" style:font-name-complex="Liberation Serif" fo:language="en" fo:country="GB"/>
    </style:style>
    <style:style style:name="T49" style:parent-style-name="DefaultParagraphFont" style:family="text">
      <style:text-properties style:font-name="Liberation Serif" style:font-name-complex="Liberation Serif" fo:language="en" fo:country="GB"/>
    </style:style>
    <style:style style:name="T50" style:parent-style-name="DefaultParagraphFont" style:family="text">
      <style:text-properties style:font-name="Liberation Serif" style:font-name-complex="Liberation Serif" fo:language="en" fo:country="GB"/>
    </style:style>
    <style:style style:name="T51" style:parent-style-name="DefaultParagraphFont" style:family="text">
      <style:text-properties style:font-name="Liberation Serif" style:font-name-complex="Liberation Serif" fo:language="en" fo:country="GB"/>
    </style:style>
    <style:style style:name="T52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53" style:parent-style-name="DefaultParagraphFont" style:family="text">
      <style:text-properties style:font-name="Liberation Serif" style:font-name-complex="Liberation Serif" fo:language="en" fo:country="GB"/>
    </style:style>
    <style:style style:name="T54" style:parent-style-name="DefaultParagraphFont" style:family="text">
      <style:text-properties style:font-name="Liberation Serif" style:font-name-complex="Liberation Serif" fo:language="en" fo:country="GB"/>
    </style:style>
    <style:style style:name="T55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56" style:parent-style-name="DefaultParagraphFont" style:family="text">
      <style:text-properties style:font-name="Liberation Serif" style:font-name-complex="Liberation Serif" fo:language="en" fo:country="GB"/>
    </style:style>
    <style:style style:name="T57" style:parent-style-name="DefaultParagraphFont" style:family="text">
      <style:text-properties style:font-name="Liberation Serif" style:font-name-complex="Liberation Serif" fo:language="en" fo:country="GB"/>
    </style:style>
    <style:style style:name="T58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59" style:parent-style-name="DefaultParagraphFont" style:family="text">
      <style:text-properties style:font-name="Liberation Serif" style:font-name-complex="Liberation Serif" fo:language="en" fo:country="GB"/>
    </style:style>
    <style:style style:name="T60" style:parent-style-name="DefaultParagraphFont" style:family="text">
      <style:text-properties style:font-name="Liberation Serif" style:font-name-complex="Liberation Serif" fo:language="en" fo:country="GB"/>
    </style:style>
    <style:style style:name="T61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62" style:parent-style-name="DefaultParagraphFont" style:family="text">
      <style:text-properties style:font-name="Liberation Serif" style:font-name-complex="Liberation Serif" fo:language="en" fo:country="GB"/>
    </style:style>
    <style:style style:name="T63" style:parent-style-name="DefaultParagraphFont" style:family="text">
      <style:text-properties style:font-name="Liberation Serif" style:font-name-complex="Liberation Serif" fo:language="en" fo:country="GB"/>
    </style:style>
    <style:style style:name="T64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65" style:parent-style-name="DefaultParagraphFont" style:family="text">
      <style:text-properties style:font-name="Liberation Serif" style:font-name-complex="Liberation Serif" fo:language="en" fo:country="GB"/>
    </style:style>
    <style:style style:name="T66" style:parent-style-name="DefaultParagraphFont" style:family="text">
      <style:text-properties style:font-name="Liberation Serif" style:font-name-complex="Liberation Serif" fo:language="en" fo:country="GB"/>
    </style:style>
    <style:style style:name="T67" style:parent-style-name="DefaultParagraphFont" style:family="text">
      <style:text-properties fo:language="en" fo:country="GB"/>
    </style:style>
    <style:style style:name="T68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69" style:parent-style-name="DefaultParagraphFont" style:family="text">
      <style:text-properties style:font-name="Liberation Serif" style:font-name-complex="Liberation Serif" fo:language="en" fo:country="GB"/>
    </style:style>
  </office:automatic-styles>
  <office:body>
    <office:text text:use-soft-page-breaks="true">
      <text:p text:style-name="P1">Proprietà create per le varie ontologie</text:p>
      <text:p text:style-name="P2"><text:span text:style-name="T3">1.<text:s/></text:span><text:span text:style-name="T4">hasBelief</text:span><text:span text:style-name="T5"><text:s/>(</text:span><text:a xlink:href="http://purl.org/ontology/cco/core" office:target-frame-name="_top" xlink:show="replace"><text:span text:style-name="T6">The Cognitive Characteris</text:span><text:bookmark-start text:name="_Hlt159058028"/><text:bookmark-start text:name="_Hlt159058029"/><text:span text:style-name="T7">t</text:span><text:bookmark-end text:name="_Hlt159058028"/><text:bookmark-end text:name="_Hlt159058029"/><text:span text:style-name="T8">ics Ontology 0.2</text:span></text:a><text:span text:style-name="T9">): An uncertain relation for competence representation. That means beliefs, persuasions or opinions, which can also be misconceptions</text:span><text:span text:style-name="T10">.</text:span><text:span text:style-name="T11"><text:s/>A Person who believes that a sequence of past events with the same outcome can change the probability of the outcome of the same event in the future (Hot Hand and Gambler fallacy Bias).</text:span></text:p>
      <text:p text:style-name="P12"><text:span text:style-name="T13">2.<text:s/></text:span><text:span text:style-name="T14">hasBiasedOpinion</text:span><text:span text:style-name="T15">: a property connecting a Person who has a biased opinion about</text:span><text:span text:style-name="T16"><text:s/>something eg</text:span><text:span text:style-name="T17"><text:s/>the possible outcome of an Event such as a Random or Chance-based Occurrence (Hot Hand and Gambler fallacy Bias)</text:span><text:span text:style-name="T18"><text:s/>or a person has biased Opinion about a Bias (Blind Spot and Naïve Cynicism)</text:span></text:p>
      <text:p text:style-name="P19"><text:span text:style-name="T20">3.</text:span><text:span text:style-name="T21"><text:s/></text:span><text:span text:style-name="T22">hasOutcome</text:span><text:span text:style-name="T23">: A property linking<text:s/></text:span><text:span text:style-name="T24">an entity which produces an Outcome. Eg:<text:s/></text:span><text:span text:style-name="T25">series of events to the same Outcome (Gamblers Fallacy)</text:span><text:span text:style-name="T26">.</text:span></text:p>
      <text:p text:style-name="P27"><text:span text:style-name="T28">4.</text:span><text:span text:style-name="T29"><text:s/></text:span><text:span text:style-name="T30">hasOutcomeEffect:</text:span><text:span text:style-name="T31"><text:s/>A property linking a series of events which Outcome brings to the same effect (Hot Hand fallacy).<text:s/></text:span></text:p>
      <text:p text:style-name="P32"><text:span text:style-name="T33">5.</text:span><text:span text:style-name="T34">ProduceOutcomeEffect</text:span><text:span text:style-name="T35">: a property linking an event which Outcome will produce an effect<text:s/></text:span><text:span text:style-name="T36">(Hot Hand fallacy)</text:span><text:span text:style-name="T37">.</text:span></text:p>
      <text:p text:style-name="Normal"><text:span text:style-name="T38">6. creates:<text:s/></text:span><text:span text:style-name="T39">a property connecting the illusory effect created by the Perception of Pattern (Pareidolia).</text:span></text:p>
      <text:p text:style-name="Normal"><text:span text:style-name="T40">7. isBiasedBy</text:span><text:span text:style-name="T41">: a property that connect a Person that is biased by the idea of seeing a Pattern such as meaningful shapes made by a visual stimulus(Pareidolia).</text:span></text:p>
      <text:p text:style-name="Normal"><text:span text:style-name="T42">8. isPerceivedAs</text:span><text:span text:style-name="T43">: a property that links the cognitive process of</text:span><text:span text:style-name="T44"><text:s/>perceiving something in a specific way. Eg a person</text:span><text:span text:style-name="T45"><text:s/>being aware of a trend in activity<text:s/></text:span><text:span text:style-name="T46">that is</text:span><text:span text:style-name="T47"><text:s/>perceived as<text:s/></text:span><text:span text:style-name="T48">a pattern in that activity</text:span><text:span text:style-name="T49"><text:s/>(IllusoryCorrelation).</text:span><text:span text:style-name="T50"><text:s/>Eg an assistance process being perceived as Malicious (Naïve Cinycism)</text:span></text:p>
      <text:p text:style-name="Normal"><text:span text:style-name="T51">9.<text:s/></text:span><text:span text:style-name="T52">decide</text:span><text:span text:style-name="T53">: a property that links the cognitive process of deciding how to act after receiving information.</text:span></text:p>
      <text:p text:style-name="Normal"><text:span text:style-name="T54">10.<text:s/></text:span><text:span text:style-name="T55">have_knowledge</text:span><text:span text:style-name="T56">: a property that links the cognitive process of storing some information regarding a topic.</text:span></text:p>
      <text:p text:style-name="Normal"><text:span text:style-name="T57">11.<text:s/></text:span><text:span text:style-name="T58">involves</text:span><text:span text:style-name="T59">: a property connecting an entity such as Activity to any kind of thing that is involved during the execution of that Activity.</text:span></text:p>
      <text:p text:style-name="Normal"><text:span text:style-name="T60">12.<text:s/></text:span><text:span text:style-name="T61">misjudged</text:span><text:span text:style-name="T62">: a property that links the cognitive process of misinterpreting information.<text:s/></text:span></text:p>
      <text:p text:style-name="Normal"><text:span text:style-name="T63">13</text:span><text:span text:style-name="T64">. hasEffect:</text:span><text:span text:style-name="T65"><text:s/>a property linking a perceived correlation between the variables and the illusory effect that this produce</text:span></text:p>
      <text:p text:style-name="Normal"><text:span text:style-name="T66">14.</text:span><text:span text:style-name="T67"><text:s/></text:span><text:span text:style-name="T68">hasInfluence:</text:span><text:span text:style-name="T69">A property connecting an Entity (Pattern) that affects in different ways another entity (PerceptionExperience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1" style:display-name="Normal1" style:family="paragraph">
      <style:paragraph-properties fo:line-height="100%"/>
      <style:text-properties style:font-name="Calibri" style:font-name-asian="Calibri" fo:color="#000000" style:letter-kerning="false"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rrado Consiglio - corrado.consiglio@studio.unibo.it</meta:initial-creator>
    <dc:creator>Corrado Consiglio - corrado.consiglio@studio.unibo.it</dc:creator>
    <meta:creation-date>2024-03-04T09:45:00Z</meta:creation-date>
    <dc:date>2024-03-30T18:45:00Z</dc:date>
    <meta:template xlink:href="Normal.dotm" xlink:type="simple"/>
    <meta:editing-cycles>6</meta:editing-cycles>
    <meta:editing-duration>PT1620S</meta:editing-duration>
    <meta:document-statistic meta:page-count="1" meta:paragraph-count="4" meta:word-count="354" meta:character-count="2371" meta:row-count="16" meta:non-whitespace-character-count="2021"/>
  </office:meta>
</office:document-meta>
</file>